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officeooo:rsid="001b1d6b" officeooo:paragraph-rsid="001b1d6b" style:font-size-asian="17.5pt" style:font-weight-asian="bold" style:font-size-complex="20pt" style:font-weight-complex="bold"/>
    </style:style>
    <style:style style:name="P2" style:family="paragraph" style:parent-style-name="Standard">
      <style:text-properties fo:font-size="16pt" style:text-underline-style="none" fo:font-weight="normal" officeooo:rsid="001b1d6b" officeooo:paragraph-rsid="001b1d6b" style:font-size-asian="14pt" style:font-weight-asian="normal" style:font-size-complex="16pt" style:font-weight-complex="normal"/>
    </style:style>
    <style:style style:name="P3" style:family="paragraph" style:parent-style-name="Standard">
      <style:paragraph-properties fo:text-align="justify" style:justify-single-word="false"/>
      <style:text-properties fo:font-size="16pt" style:text-underline-style="none" fo:font-weight="normal" officeooo:rsid="001b1d6b" officeooo:paragraph-rsid="001b1d6b"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fo:font-size="16pt" style:text-underline-style="none" fo:font-weight="normal" officeooo:rsid="001b1d6b" officeooo:paragraph-rsid="001e7b96" style:font-size-asian="14pt" style:font-weight-asian="normal" style:font-size-complex="16pt" style:font-weight-complex="normal"/>
    </style:style>
    <style:style style:name="P5" style:family="paragraph" style:parent-style-name="Standard">
      <style:paragraph-properties fo:text-align="justify" style:justify-single-word="false"/>
      <style:text-properties fo:font-size="16pt" style:text-underline-style="none" fo:font-weight="normal" officeooo:rsid="0021297a" officeooo:paragraph-rsid="0021297a"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fo:font-size="16pt" style:text-underline-style="none" fo:font-weight="normal" officeooo:rsid="00218763" officeooo:paragraph-rsid="0021297a"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text-underline-style="none" fo:font-weight="normal" officeooo:rsid="00284d05" officeooo:paragraph-rsid="00284d05"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style:text-underline-style="none" fo:font-weight="normal" officeooo:rsid="002a4068" officeooo:paragraph-rsid="00284d05"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style:text-underline-style="none" fo:font-weight="normal" officeooo:rsid="002beb3e" officeooo:paragraph-rsid="00284d05"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style:text-underline-style="none" fo:font-weight="normal" officeooo:rsid="002ca01b" officeooo:paragraph-rsid="00284d05" style:font-size-asian="14pt" style:font-weight-asian="normal" style:font-size-complex="16pt" style:font-weight-complex="normal"/>
    </style:style>
    <style:style style:name="P11" style:family="paragraph" style:parent-style-name="Standard">
      <style:text-properties fo:font-size="16pt" style:text-underline-style="none" fo:font-weight="bold" officeooo:rsid="001b1d6b" officeooo:paragraph-rsid="001b1d6b"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style:text-underline-style="none" fo:font-weight="bold" officeooo:rsid="00284d05" officeooo:paragraph-rsid="00284d05" style:font-size-asian="14pt" style:font-weight-asian="bold" style:font-size-complex="16pt" style:font-weight-complex="bold"/>
    </style:style>
    <style:style style:name="P13" style:family="paragraph" style:parent-style-name="Standard">
      <style:paragraph-properties fo:text-align="justify" style:justify-single-word="false"/>
      <style:text-properties fo:font-size="16pt" style:text-underline-style="none" fo:font-weight="bold" officeooo:rsid="0021297a" officeooo:paragraph-rsid="0021297a" style:font-size-asian="14pt" style:font-weight-asian="bold" style:font-size-complex="16pt" style:font-weight-complex="bold"/>
    </style:style>
    <style:style style:name="P14" style:family="paragraph" style:parent-style-name="Standard">
      <style:text-properties fo:font-size="18pt" style:text-underline-style="none" fo:font-weight="bold" officeooo:rsid="001b1d6b" officeooo:paragraph-rsid="001b1d6b" style:font-size-asian="15.75pt" style:font-weight-asian="bold" style:font-size-complex="18pt" style:font-weight-complex="bold"/>
    </style:style>
    <style:style style:name="P15" style:family="paragraph" style:parent-style-name="Standard">
      <style:paragraph-properties fo:text-align="justify" style:justify-single-word="false"/>
      <style:text-properties fo:font-size="18pt" style:text-underline-style="none" fo:font-weight="bold" officeooo:rsid="001b1d6b" officeooo:paragraph-rsid="001b1d6b" style:font-size-asian="15.75pt" style:font-weight-asian="bold" style:font-size-complex="18pt" style:font-weight-complex="bold"/>
    </style:style>
    <style:style style:name="P16" style:family="paragraph" style:parent-style-name="Standard">
      <style:text-properties fo:font-size="18pt" style:text-underline-style="none" fo:font-weight="normal" officeooo:rsid="001b1d6b" officeooo:paragraph-rsid="001b1d6b" style:font-size-asian="15.75pt" style:font-weight-asian="normal" style:font-size-complex="18pt" style:font-weight-complex="normal"/>
    </style:style>
    <style:style style:name="P17" style:family="paragraph" style:parent-style-name="Standard">
      <style:text-properties fo:font-size="18pt" style:text-underline-style="solid" style:text-underline-width="auto" style:text-underline-color="font-color" fo:font-weight="bold" officeooo:rsid="001b1d6b" officeooo:paragraph-rsid="001b1d6b" style:font-size-asian="15.75pt" style:font-weight-asian="bold" style:font-size-complex="18pt" style:font-weight-complex="bold"/>
    </style:style>
    <style:style style:name="P18"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21297a" officeooo:paragraph-rsid="0021297a" style:font-size-asian="15.75pt" style:font-weight-asian="bold" style:font-size-complex="18pt" style:font-weight-complex="bold"/>
    </style:style>
    <style:style style:name="P19" style:family="paragraph" style:parent-style-name="Standard">
      <style:paragraph-properties fo:text-align="justify" style:justify-single-word="false"/>
      <style:text-properties fo:font-size="16pt" style:text-underline-style="none" fo:font-weight="bold" officeooo:rsid="00284d05" officeooo:paragraph-rsid="00284d05" style:font-size-asian="14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none" fo:font-weight="bold" officeooo:rsid="0021297a" officeooo:paragraph-rsid="0030e08b" style:font-size-asian="14pt" style:font-weight-asian="bold" style:font-size-complex="16pt" style:font-weight-complex="bold"/>
    </style:style>
    <style:style style:name="P21" style:family="paragraph" style:parent-style-name="Standard">
      <style:paragraph-properties fo:text-align="justify" style:justify-single-word="false"/>
      <style:text-properties fo:font-size="16pt" style:text-underline-style="none" fo:font-weight="bold" officeooo:rsid="0030e08b" officeooo:paragraph-rsid="0030e08b" style:font-size-asian="14pt" style:font-weight-asian="bold" style:font-size-complex="16pt" style:font-weight-complex="bold"/>
    </style:style>
    <style:style style:name="P22" style:family="paragraph" style:parent-style-name="Standard">
      <style:paragraph-properties fo:text-align="justify" style:justify-single-word="false"/>
      <style:text-properties fo:font-size="16pt" style:text-underline-style="none" fo:font-weight="bold" officeooo:rsid="00354116" officeooo:paragraph-rsid="00354116" style:font-size-asian="14pt" style:font-weight-asian="bold" style:font-size-complex="16pt" style:font-weight-complex="bold"/>
    </style:style>
    <style:style style:name="P23" style:family="paragraph" style:parent-style-name="Standard">
      <style:paragraph-properties fo:text-align="justify" style:justify-single-word="false"/>
      <style:text-properties fo:font-size="16pt" style:text-underline-style="none" fo:font-weight="bold" officeooo:rsid="0039fae8" officeooo:paragraph-rsid="0039fae8" style:font-size-asian="14pt" style:font-weight-asian="bold" style:font-size-complex="16pt" style:font-weight-complex="bold"/>
    </style:style>
    <style:style style:name="P24" style:family="paragraph" style:parent-style-name="Standard">
      <style:paragraph-properties fo:text-align="justify" style:justify-single-word="false"/>
      <style:text-properties fo:font-size="16pt" style:text-underline-style="none" fo:font-weight="normal" officeooo:rsid="0033ea00" officeooo:paragraph-rsid="0033ea00"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style:text-underline-style="none" fo:font-weight="normal" officeooo:rsid="001b1d6b" officeooo:paragraph-rsid="0036a799"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officeooo:paragraph-rsid="0030e08b"/>
    </style:style>
    <style:style style:name="P27" style:family="paragraph" style:parent-style-name="Standard">
      <style:text-properties fo:font-size="18pt" style:text-underline-style="none" fo:font-weight="bold" officeooo:rsid="0030e08b" officeooo:paragraph-rsid="0030e08b" style:font-size-asian="15.75pt" style:font-weight-asian="bold" style:font-size-complex="18pt" style:font-weight-complex="bold"/>
    </style:style>
    <style:style style:name="P28" style:family="paragraph" style:parent-style-name="Standard">
      <style:paragraph-properties fo:text-align="justify" style:justify-single-word="false"/>
      <style:text-properties fo:font-size="18pt" style:text-underline-style="none" fo:font-weight="bold" officeooo:rsid="0030e08b" officeooo:paragraph-rsid="0030e08b" style:font-size-asian="15.75pt" style:font-weight-asian="bold" style:font-size-complex="18pt" style:font-weight-complex="bold"/>
    </style:style>
    <style:style style:name="P29" style:family="paragraph" style:parent-style-name="Standard">
      <style:text-properties fo:font-size="18pt" style:text-underline-style="none" fo:font-weight="bold" officeooo:rsid="00333dff" officeooo:paragraph-rsid="00333dff" style:font-size-asian="15.75pt" style:font-weight-asian="bold" style:font-size-complex="18pt" style:font-weight-complex="bold"/>
    </style:style>
    <style:style style:name="P30" style:family="paragraph" style:parent-style-name="Standard">
      <style:paragraph-properties fo:text-align="justify" style:justify-single-word="false"/>
      <style:text-properties fo:font-size="18pt" style:text-underline-style="none" fo:font-weight="bold" officeooo:rsid="00333dff" officeooo:paragraph-rsid="00333dff" style:font-size-asian="15.75pt" style:font-weight-asian="bold" style:font-size-complex="18pt" style:font-weight-complex="bold"/>
    </style:style>
    <style:style style:name="P31"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33ea00" officeooo:paragraph-rsid="0033ea00" style:font-size-asian="15.75pt" style:font-weight-asian="bold" style:font-size-complex="18pt" style:font-weight-complex="bold"/>
    </style:style>
    <style:style style:name="P32"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b1d6b" officeooo:paragraph-rsid="0036a799"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a4068" style:font-weight-asian="normal" style:font-weight-complex="normal"/>
    </style:style>
    <style:style style:name="T3" style:family="text">
      <style:text-properties fo:font-weight="normal" officeooo:rsid="002beb3e" style:font-weight-asian="normal" style:font-weight-complex="normal"/>
    </style:style>
    <style:style style:name="T4" style:family="text">
      <style:text-properties fo:font-weight="normal" officeooo:rsid="002ca01b" style:font-weight-asian="normal" style:font-weight-complex="normal"/>
    </style:style>
    <style:style style:name="T5" style:family="text">
      <style:text-properties fo:font-weight="normal" officeooo:rsid="0030e08b" style:font-weight-asian="normal" style:font-weight-complex="normal"/>
    </style:style>
    <style:style style:name="T6" style:family="text">
      <style:text-properties fo:font-size="16pt" fo:font-weight="normal" style:font-size-asian="14pt" style:font-weight-asian="normal" style:font-size-complex="16pt" style:font-weight-complex="normal"/>
    </style:style>
    <style:style style:name="T7" style:family="text">
      <style:text-properties fo:font-size="16pt" fo:font-weight="normal" officeooo:rsid="001d85e8" style:font-size-asian="14pt" style:font-weight-asian="normal" style:font-size-complex="16pt" style:font-weight-complex="normal"/>
    </style:style>
    <style:style style:name="T8" style:family="text">
      <style:text-properties fo:font-size="16pt" fo:font-weight="normal" officeooo:rsid="00320369" style:font-size-asian="14pt" style:font-weight-asian="normal" style:font-size-complex="16pt" style:font-weight-complex="normal"/>
    </style:style>
    <style:style style:name="T9" style:family="text">
      <style:text-properties fo:font-size="16pt" style:font-size-asian="14pt" style:font-size-complex="16pt"/>
    </style:style>
    <style:style style:name="T10" style:family="text">
      <style:text-properties fo:font-size="16pt" officeooo:rsid="00320369" style:font-size-asian="14pt" style:font-size-complex="16pt"/>
    </style:style>
    <style:style style:name="T11" style:family="text">
      <style:text-properties fo:font-size="16pt" style:text-underline-style="none" fo:font-weight="normal" officeooo:rsid="0030e08b" style:font-size-asian="14pt" style:font-weight-asian="normal" style:font-size-complex="16pt" style:font-weight-complex="normal"/>
    </style:style>
    <style:style style:name="T12" style:family="text">
      <style:text-properties officeooo:rsid="001d85e8"/>
    </style:style>
    <style:style style:name="T13" style:family="text">
      <style:text-properties officeooo:rsid="001e7b96"/>
    </style:style>
    <style:style style:name="T14" style:family="text">
      <style:text-properties fo:font-weight="bold" style:font-weight-asian="bold" style:font-weight-complex="bold"/>
    </style:style>
    <style:style style:name="T15" style:family="text">
      <style:text-properties fo:font-weight="bold" officeooo:rsid="001e7b96" style:font-weight-asian="bold" style:font-weight-complex="bold"/>
    </style:style>
    <style:style style:name="T16" style:family="text">
      <style:text-properties fo:font-weight="bold" officeooo:rsid="00234206" style:font-weight-asian="bold" style:font-weight-complex="bold"/>
    </style:style>
    <style:style style:name="T17" style:family="text">
      <style:text-properties officeooo:rsid="002067b5"/>
    </style:style>
    <style:style style:name="T18" style:family="text">
      <style:text-properties officeooo:rsid="0021297a"/>
    </style:style>
    <style:style style:name="T19" style:family="text">
      <style:text-properties officeooo:rsid="0021410e"/>
    </style:style>
    <style:style style:name="T20" style:family="text">
      <style:text-properties officeooo:rsid="00218763"/>
    </style:style>
    <style:style style:name="T21" style:family="text">
      <style:text-properties officeooo:rsid="00234206"/>
    </style:style>
    <style:style style:name="T22" style:family="text">
      <style:text-properties officeooo:rsid="00247f70"/>
    </style:style>
    <style:style style:name="T23" style:family="text">
      <style:text-properties officeooo:rsid="0026c8c5"/>
    </style:style>
    <style:style style:name="T24" style:family="text">
      <style:text-properties officeooo:rsid="0026d4a0"/>
    </style:style>
    <style:style style:name="T25" style:family="text">
      <style:text-properties officeooo:rsid="002beb3e"/>
    </style:style>
    <style:style style:name="T26" style:family="text">
      <style:text-properties officeooo:rsid="002ca01b"/>
    </style:style>
    <style:style style:name="T27" style:family="text">
      <style:text-properties fo:font-size="18pt" style:text-underline-style="solid" style:text-underline-width="auto" style:text-underline-color="font-color" style:font-size-asian="15.75pt" style:font-size-complex="18pt"/>
    </style:style>
    <style:style style:name="T28" style:family="text">
      <style:text-properties fo:font-size="18pt" style:text-underline-style="solid" style:text-underline-width="auto" style:text-underline-color="font-color" officeooo:rsid="0030e08b" style:font-size-asian="15.75pt" style:font-size-complex="18pt"/>
    </style:style>
    <style:style style:name="T29" style:family="text">
      <style:text-properties officeooo:rsid="00354116"/>
    </style:style>
    <style:style style:name="T30" style:family="text">
      <style:text-properties officeooo:rsid="0036a799"/>
    </style:style>
    <style:style style:name="T31" style:family="text">
      <style:text-properties officeooo:rsid="00394c3f"/>
    </style:style>
    <style:style style:name="T32" style:family="text">
      <style:text-properties fo:font-style="italic" officeooo:rsid="00394c3f"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394c3f" style:font-style-asian="normal" style:font-style-complex="normal"/>
    </style:style>
    <style:style style:name="T35" style:family="text">
      <style:text-properties fo:font-style="normal" officeooo:rsid="0039fae8"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Gerenciando processos:</text:p>
      <text:p text:style-name="P1"/>
      <text:p text:style-name="P11">Tópicos:</text:p>
      <text:p text:style-name="P11">* <text:span text:style-name="T1">Entendendo processos</text:span></text:p>
      <text:p text:style-name="P2">* Listagem de processos (ps, top, htop)</text:p>
      <text:p text:style-name="P2">* Operações com processos / sinais (kill, killall)</text:p>
      <text:p text:style-name="P2">* Definindo prioridade de processos (nice, renice)</text:p>
      <text:p text:style-name="P2">* Gerenciamento de processos em segundo plano &amp; (fg, bg, jobs)</text:p>
      <text:p text:style-name="P2"/>
      <text:p text:style-name="P17">Entendendo processos:</text:p>
      <text:p text:style-name="P17"/>
      <text:p text:style-name="P14">O que são processos?</text:p>
      <text:p text:style-name="P14"/>
      <text:p text:style-name="P15"><text:tab/><text:span text:style-name="T6">U</text:span><text:span text:style-name="T7">m </text:span><text:span text:style-name="T6">sistema operacional UNIX-Like </text:span><text:span text:style-name="T7">possui a</text:span><text:span text:style-name="T6"> ca</text:span><text:span text:style-name="T7">racacterística </text:span><text:span text:style-name="T6">de multitarefa presente nele, </text:span><text:span text:style-name="T7">isso </text:span><text:span text:style-name="T6">nada mais prov</text:span><text:span text:style-name="T7">ê</text:span><text:span text:style-name="T6"> do que </text:span><text:span text:style-name="T7">a capacidade </text:span><text:span text:style-name="T6">executar vários programas ao mesmo tempo.</text:span></text:p>
      <text:p text:style-name="P3"/>
      <text:p text:style-name="P4"><text:tab/>Várias instâncias de um programa em execução (normalmente iniciado por usuários diferentes) <text:span text:style-name="T12">são referidos como processos.</text:span></text:p>
      <text:p text:style-name="P4"/>
      <text:p text:style-name="P4"><text:tab/><text:span text:style-name="T15">Exemplo:</text:span><text:span text:style-name="T13"> </text:span></text:p>
      <text:p text:style-name="P4"/>
      <text:p text:style-name="P4"><text:tab/><text:tab/><text:span text:style-name="T13">O comando vi pode existir no sistema, e para cada usuário executando tal programa existirá um processo associado.</text:span></text:p>
      <text:p text:style-name="P4"/>
      <text:p text:style-name="P4"/>
      <text:p text:style-name="P4"><text:span text:style-name="T12"><text:tab/> O Linux fornece ferramentas para listar processos em execução, monitorar o uso do sistema e reparar (ou eliminar) processos quando necessário.</text:span> <text:span text:style-name="T13">Um processo possui uma identificação específica para o sistema, algo referido como um ID de processo. Esse ID de processo é exclusivo, ou seja, nenhum outro processo pode usar o mesmo número de qualquer outro processo em execução do sistema.</text:span></text:p>
      <text:p text:style-name="P4"/>
      <text:p text:style-name="P4"><text:tab/><text:span text:style-name="T13">Além do número de identificação, existem outros atributos associados a um processo. Cada processo executado, está associado a um usuário e a um grupo. Tal informação sobre o processo ajuda o sistema na </text:span><text:soft-page-break/><text:span text:style-name="T13">questão de privilégio, permitindo ou restringindo o acesso de determinadas partes do sistema pelo processo.</text:span></text:p>
      <text:p text:style-name="P4"/>
      <text:p text:style-name="P4"><text:tab/><text:span text:style-name="T17">A capacidade de gerenciar processos em um sistema é fundamental para um administrador Linux, uma vez que existem ocasiões em que um processo pode restringir o desempenho do sistema pela quantidade de processamento que está demandando. Algo que pode ser consertado com os conhecimentos mostrados nesta seção.</text:span></text:p>
      <text:p text:style-name="P4"/>
      <text:p text:style-name="P4"/>
      <text:p text:style-name="P18">Listando processos:</text:p>
      <text:p text:style-name="P18"/>
      <text:p text:style-name="P5"/>
      <text:p text:style-name="P5"><text:tab/>A fim de verificar o estado em que os processos em execução se encontram se torna necessário ferramentas para tal tarefa. Uma delas pode ser o uso de um programa em interface gráfica (gnome-system-monitor), porém, como falamos várias vezes no decorrer de nossas aulas interfaces gráficas resolvem muita coisa, mas pecam na profundidade e maleabilidade das ações.</text:p>
      <text:p text:style-name="P5"/>
      <text:p text:style-name="P13">Comando ‘ps’:</text:p>
      <text:p text:style-name="P13"/>
      <text:p text:style-name="P5"><text:span text:style-name="T14"><text:tab/></text:span>A partir d<text:span text:style-name="T19">e um terminal</text:span>, o comando ps é uma das ferramentass mais básicas para visualização de processos. O comando ps nada mais imprime do que o snapshot (varia de acorda com as opções de funcionamento do programa) dos processos em execução do sistema <text:span text:style-name="T19">com suas características mais fundamentais.</text:span></text:p>
      <text:p text:style-name="P5"/>
      <text:p text:style-name="P5"><text:tab/><text:span text:style-name="T19">O comando ps sem nenhuma opção simplesmente retorna um snapshot básico dos processos associados ao usuário que o executou:</text:span></text:p>
      <text:p text:style-name="P5"/>
      <text:p text:style-name="P5"><text:tab/><text:span text:style-name="T19">$ ps</text:span></text:p>
      <text:p text:style-name="P5"><text:tab/><text:span text:style-name="T19">TTY PID <text:s text:c="2"/>TIME <text:s text:c="4"/>CMD</text:span></text:p>
      <text:p text:style-name="P5"><text:tab/><text:span text:style-name="T19">tty1 <text:s/>1234 00:00:00 bash</text:span></text:p>
      <text:p text:style-name="P5"/>
      <text:p text:style-name="P5"/>
      <text:p text:style-name="P5"/>
      <text:p text:style-name="P5"/>
      <text:p text:style-name="P5"/>
      <text:p text:style-name="P5"><text:soft-page-break/></text:p>
      <text:p text:style-name="P5"><text:tab/><text:span text:style-name="T20">Para exibir mais informações sobre os processos use a opção (u).</text:span></text:p>
      <text:p text:style-name="P5"/>
      <text:p text:style-name="P6">$ ps -u </text:p>
      <text:p text:style-name="P6">USER PID %CPU %MEM VSZ RSS TTY STAT START TIME CMD</text:p>
      <text:p text:style-name="P5"><text:span text:style-name="T20">daniel <text:s/>14</text:span><text:tab/> <text:s text:c="3"/><text:span text:style-name="T20">0.2 <text:s text:c="8"/>0.3 <text:s/>11000 2000 tty1 <text:s text:c="2"/>R+ <text:s text:c="3"/>21:00 <text:s text:c="3"/>0:00 <text:s text:c="3"/>ps -u</text:span></text:p>
      <text:p text:style-name="P5"/>
      <text:p text:style-name="P5"/>
      <text:p text:style-name="P5"><text:tab/><text:span text:style-name="T21">As colunas representam características acerca de um processo, sendo elas:</text:span></text:p>
      <text:p text:style-name="P5"/>
      <text:p text:style-name="P5"><text:tab/><text:span text:style-name="T16">USER</text:span><text:span text:style-name="T21"> – Nesse campo fica evidenciado o usuário “dono” desse processo, ou seja, quem foi responsável pela sua execução.</text:span></text:p>
      <text:p text:style-name="P5"/>
      <text:p text:style-name="P5"><text:tab/><text:span text:style-name="T16">PID</text:span><text:span text:style-name="T21"> – Como tínhamos dito anteriormente, os processos possuem uma identificação no sistema sendo ela representada pelo valor associado a essa coluna.</text:span></text:p>
      <text:p text:style-name="P5"/>
      <text:p text:style-name="P5"><text:tab/><text:span text:style-name="T14">%</text:span><text:span text:style-name="T16">CPU</text:span><text:span text:style-name="T21"> – Mostra porcentagem de processamento que o processo está consumindo.</text:span></text:p>
      <text:p text:style-name="P5"/>
      <text:p text:style-name="P5"><text:tab/><text:span text:style-name="T14">%</text:span><text:span text:style-name="T16">MEM – </text:span><text:span text:style-name="T22">Porcentagem de memória de acesso aleatório sendo usada pelo processo.</text:span></text:p>
      <text:p text:style-name="P5"><text:tab/><text:span text:style-name="T16">VSZ – </text:span><text:span text:style-name="T22">Memória alocada para o processo (Bytes).</text:span></text:p>
      <text:p text:style-name="P5"/>
      <text:p text:style-name="P5"><text:tab/><text:span text:style-name="T16">RSS –</text:span><text:span text:style-name="T21"> Memória usada pelo processo (Bytes).</text:span></text:p>
      <text:p text:style-name="P5"/>
      <text:p text:style-name="P5"><text:tab/><text:span text:style-name="T16">TTY –</text:span><text:span text:style-name="T21"> Exibe o terminal em que o processo está sendo executado.</text:span></text:p>
      <text:p text:style-name="P5"/>
      <text:p text:style-name="P5"><text:tab/><text:span text:style-name="T16">STAT –</text:span><text:span text:style-name="T21"> A coluna STAT representa o estado do processo, R indica um processo em execução e S representa um processo dormente.</text:span></text:p>
      <text:p text:style-name="P5"/>
      <text:p text:style-name="P5"><text:tab/><text:span text:style-name="T16">START –</text:span><text:span text:style-name="T21"> Hora em que o processo começou a rodar.</text:span></text:p>
      <text:p text:style-name="P5"/>
      <text:p text:style-name="P5"><text:tab/><text:span text:style-name="T16">TIME –</text:span><text:span text:style-name="T21"> Tempo acumulado de uso do sistema (Tempo de CPU, muitos comandos possuem esse dado como 0:00 uma vez que precisam de tão pouco processamento que não utilizam nem um segundo completo da CPU.</text:span></text:p>
      <text:p text:style-name="P5"/>
      <text:p text:style-name="P5"><text:soft-page-break/><text:tab/><text:span text:style-name="T16">CMD –</text:span><text:span text:style-name="T21"> O nome do programa em execução.</text:span></text:p>
      <text:p text:style-name="P5"><text:tab/></text:p>
      <text:p text:style-name="P5"/>
      <text:p text:style-name="P5"><text:tab/><text:span text:style-name="T23">Muitos processos do sistema não estão necessariamente associados a um terminal, esses processos de sistema são denominados: processos de segundo plano. Processos em segundo plano executam tarefas como registrar logs ou ouvir atividades provenientes da rede. Eles costumam ser executados quando o Linux inicializava e são executados continuamente até que o sistema seja encerrado.</text:span></text:p>
      <text:p text:style-name="P5"/>
      <text:p text:style-name="P5"><text:tab/><text:span text:style-name="T24">Processos em segundo plano podem ser utilizados usando a opção (x) que deixa de filtrar processos não associados a uma interface (executados em segundo plano). </text:span></text:p>
      <text:p text:style-name="P5"/>
      <text:p text:style-name="P5"><text:tab/><text:span text:style-name="T24">O caso mais geral de uso do comando de listagem ps é com as opções (a), (u) e <text:s/>(x) , responsáveis por respectivamente listagem dos processos associados a todos os usuários, colocar mais informações acerca dos procecssos e listagem de processos em segundo plano.</text:span></text:p>
      <text:p text:style-name="P5"/>
      <text:p text:style-name="P5"/>
      <text:p text:style-name="P12">Comando ‘top’:</text:p>
      <text:p text:style-name="P12"/>
      <text:p text:style-name="P12"><text:tab/><text:span text:style-name="T1">O comando top por sua vez oferece uma maneira de visualização de processos mais “atual”, uma vez que exibe snapshots novos de 5 em 5 seg. Por padrão o top ordena a listagem pela porcentagem de CPU utilizada pelo processo, porém isso é configurável. Com o comando top é possível tomar medidas que serão discutidas mais a frente com um processo (iniciar, desligar e priorizar).</text:span></text:p>
      <text:p text:style-name="P7"/>
      <text:p text:style-name="P7"><text:tab/>Se quiser ser capaz de eliminar ou priorizar processos o comando top terá que ser executado com permissões de superusuário. </text:p>
      <text:p text:style-name="P7"/>
      <text:p text:style-name="P12"><text:span text:style-name="T1"><text:tab/></text:span><text:span text:style-name="T2">Além das informações gerais sobre processos discutidas anteriormente, o comando top inclui quantos processos estão em execução, quando da CPU está sendo usada (mais detalhadamente) e quanto da memória RAM e SWAP estão sendo usados (mais detalhadamente).</text:span></text:p>
      <text:p text:style-name="P8"/>
      <text:p text:style-name="P8"><text:tab/>Para ver as opções de funcionamento do comando top aperte “h”.</text:p>
      <text:p text:style-name="P8"/>
      <text:p text:style-name="P12"><text:soft-page-break/><text:span text:style-name="T2"><text:tab/></text:span><text:span text:style-name="T3">Opções mais importantes:</text:span></text:p>
      <text:p text:style-name="P9"/>
      <text:p text:style-name="P12"><text:span text:style-name="T3"><text:tab/><text:tab/></text:span><text:span text:style-name="T25">M</text:span><text:span text:style-name="T3"> – Ordenar por uso de memória.</text:span></text:p>
      <text:p text:style-name="P12"><text:span text:style-name="T3"><text:tab/><text:tab/></text:span><text:span text:style-name="T25">P</text:span><text:span text:style-name="T3"> – Ordenar por uso de CPU.</text:span></text:p>
      <text:p text:style-name="P12"><text:span text:style-name="T3"><text:tab/><text:tab/></text:span><text:span text:style-name="T25">1</text:span><text:span text:style-name="T3"> – Exibir o uso da CPU de todas as suas CPU’s, no caso de ter mais de uma.</text:span></text:p>
      <text:p text:style-name="P12"><text:span text:style-name="T3"><text:tab/><text:tab/></text:span><text:span text:style-name="T25">R</text:span><text:span text:style-name="T3"> – Para inverter a listagem.</text:span></text:p>
      <text:p text:style-name="P12"><text:span text:style-name="T3"><text:tab/><text:tab/></text:span><text:span text:style-name="T25">U</text:span><text:span text:style-name="T3"> – Para digitar o nome de um usuário e listar os processos sendo executados por ele.</text:span></text:p>
      <text:p text:style-name="P9"/>
      <text:p text:style-name="P9"/>
      <text:p text:style-name="P9"><text:tab/>Um uso muito comum para o comando top como dito anteriormente é encontrar processos que estão consumindo muitos recursos para assim tomar decisões frente a essa informação. Um processo que consome CPU demais pode ser repriorizado. Um processo que consome memória demais pode ser eliminado.</text:p>
      <text:p text:style-name="P9"/>
      <text:p text:style-name="P12"><text:span text:style-name="T3"><text:tab/></text:span><text:span text:style-name="T26">Repriorizando um processo: </text:span><text:span text:style-name="T4">Para repriorizar um processo usando top primeiramente observe o PID de tal processo. Após tê-lo em mãos aperte a tecla ‘</text:span><text:span text:style-name="T26">r</text:span><text:span text:style-name="T4">’. Após ter clicado será requisitado o valor de nice (entre -19 e 20).</text:span></text:p>
      <text:p text:style-name="P10"/>
      <text:p text:style-name="P12"><text:span text:style-name="T4"><text:tab/></text:span><text:span text:style-name="T26">Eliminando um processo: </text:span><text:span text:style-name="T4">Observe o PID do processo que deseja eliminar e pressione ‘</text:span><text:span text:style-name="T26">k</text:span><text:span text:style-name="T4">’. Após isso será requisitado o sinal de envio para esse processo (falaremos em seguida sobre quais tipos de sinais existem)</text:span><text:span text:style-name="T18">.</text:span></text:p>
      <text:p text:style-name="P12"/>
      <text:p text:style-name="P12"/>
      <text:p text:style-name="P12"/>
      <text:p text:style-name="P21"><text:span text:style-name="T27">Operações com processos:</text:span></text:p>
      <text:p text:style-name="P21"><text:span text:style-name="T27"/></text:p>
      <text:p text:style-name="P26"><text:span text:style-name="T11"><text:tab/>É possível usar ferramentas de linha de comando para eliminar um processo ou repriorizar seu acessso a CPU. Por exemplo, o comando kill permite o envio de sinais (com diferentes significados) afim de eliminar um processo. Como também o comando nice pode definir ou alterar a prioridade de um processo sobre o processador.</text:span></text:p>
      <text:p text:style-name="P20"><text:span text:style-name="T28"/></text:p>
      <text:p text:style-name="P20"><text:span text:style-name="T5"><text:tab/></text:span><text:tab/></text:p>
      <text:p text:style-name="P15"/>
      <text:p text:style-name="P2"/>
      <text:p text:style-name="P16"><text:soft-page-break/></text:p>
      <text:p text:style-name="P27">Eliminando processos com kill e killall:</text:p>
      <text:p text:style-name="P27"/>
      <text:p text:style-name="P27"><text:tab/><text:span text:style-name="T6">Os comandos kill e killall normalmente são utilizados em sua maioria para eliminar um processo do sistema. Porém, o sinal mandado por tais comandos pode ter diferentes valores que representam ações a serem tomadas para com o processo.</text:span></text:p>
      <text:p text:style-name="P27"><text:span text:style-name="T6"/></text:p>
      <text:p text:style-name="P27"><text:span text:style-name="T6"><text:tab/>Sinais em geral são representados por números e nomes. Sinais mais comumente utilizados são:</text:span></text:p>
      <text:p text:style-name="P27"><text:span text:style-name="T6"/></text:p>
      <text:p text:style-name="P27"><text:span text:style-name="T6"><text:tab/></text:span><text:span text:style-name="T9">SIGKILL (9)</text:span><text:span text:style-name="T6"> – Sinal de eliminação imediata de um processo.</text:span></text:p>
      <text:p text:style-name="P27"><text:span text:style-name="T6"/></text:p>
      <text:p text:style-name="P27"><text:span text:style-name="T6"><text:tab/></text:span><text:span text:style-name="T9">SIGTERM (15)</text:span><text:span text:style-name="T6"> – Sinal enviado por padrão ao se utilizar o comando kill ou killall, faz o desligamento limpo do processo.</text:span></text:p>
      <text:p text:style-name="P27"><text:span text:style-name="T6"/></text:p>
      <text:p text:style-name="P27"><text:span text:style-name="T6"><text:tab/></text:span><text:span text:style-name="T9">SIGHUP (1) </text:span><text:span text:style-name="T6">– Sinal enviado para instruir um processo a reler seus arquivos de configuração.</text:span></text:p>
      <text:p text:style-name="P27"><text:span text:style-name="T6"/></text:p>
      <text:p text:style-name="P27"><text:span text:style-name="T6"><text:tab/></text:span><text:span text:style-name="T9">SIGSTOP <text:s/>(17,19,23)</text:span><text:span text:style-name="T6"> – Sinal enviado para pausar um processo.</text:span></text:p>
      <text:p text:style-name="P27"><text:span text:style-name="T6"/></text:p>
      <text:p text:style-name="P27"><text:span text:style-name="T6"><text:tab/></text:span><text:span text:style-name="T9">SIGCONT (19,18,25)</text:span><text:span text:style-name="T6"> – Sinal enviado para continuar um processo previamente pausado.</text:span></text:p>
      <text:p text:style-name="P27"><text:span text:style-name="T6"><text:tab/></text:span></text:p>
      <text:p text:style-name="P27"><text:span text:style-name="T6"/></text:p>
      <text:p text:style-name="P27"><text:span text:style-name="T6"><text:tab/></text:span><text:span text:style-name="T8">Observe que para </text:span><text:span text:style-name="T10">SIGSTOP</text:span><text:span text:style-name="T8"> e </text:span><text:span text:style-name="T10">SIGCONT </text:span><text:span text:style-name="T8">existem valores diferentes para tais sinais uma vez que variam de arquitetura.</text:span></text:p>
      <text:p text:style-name="P27"><text:span text:style-name="T8"/></text:p>
      <text:p text:style-name="P29"><text:span text:style-name="T10">K</text:span><text:span text:style-name="T9">ill:</text:span></text:p>
      <text:p text:style-name="P27"><text:span text:style-name="T8"/></text:p>
      <text:p text:style-name="P27"><text:span text:style-name="T8"><text:tab/>Com o comando kill basta passar a identificação do processo (PID) para enviar um sinal ao mesmo:</text:span></text:p>
      <text:p text:style-name="P27"><text:span text:style-name="T8"/></text:p>
      <text:p text:style-name="P27"><text:span text:style-name="T8"><text:tab/>$ kill 14324</text:span></text:p>
      <text:p text:style-name="P27"><text:span text:style-name="T8"/></text:p>
      <text:p text:style-name="P28"><text:span text:style-name="T8"><text:tab/>Como abordamos anteriormente, por padrão o sinal enviado pelo comando kill ao processo correspondente ao PID é SIGTERM (15), ou seja, desligamento limpo do processo. Para modificar o sinal enviado basta evidenciar isso no comando, por exemplo:</text:span></text:p>
      <text:p text:style-name="P28"><text:soft-page-break/><text:span text:style-name="T8"/></text:p>
      <text:p text:style-name="P28"><text:span text:style-name="T8"><text:tab/>$ kill -9 14324</text:span></text:p>
      <text:p text:style-name="P28"><text:span text:style-name="T8"><text:tab/>$ kill -SIGKILL 14324</text:span></text:p>
      <text:p text:style-name="P28"><text:span text:style-name="T8"/></text:p>
      <text:p text:style-name="P28"><text:span text:style-name="T8"><text:tab/>Pode-se denotar o sinal a ser enviado por meio de sua codificação ou simplesmente pela escrita do seu nome.</text:span></text:p>
      <text:p text:style-name="P28"><text:span text:style-name="T8"/></text:p>
      <text:p text:style-name="P30"><text:span text:style-name="T10">K</text:span><text:span text:style-name="T9">illall:</text:span></text:p>
      <text:p text:style-name="P30"><text:span text:style-name="T9"/></text:p>
      <text:p text:style-name="P30"><text:span text:style-name="T9"><text:tab/></text:span><text:span text:style-name="T6">Com o comando killall, você pode identificar qual o processo que deseja pelo nome em vez da identificação do processo. A vantagem basicamente é que não se torna necessário verificar qual o PID. A desvantagem é que você pode eliminar mais processos do que o desejado se tiver cuidado.</text:span></text:p>
      <text:p text:style-name="P30"><text:span text:style-name="T6"/></text:p>
      <text:p text:style-name="P30"><text:span text:style-name="T6"><text:tab/>$ killall nome_do_processo</text:span></text:p>
      <text:p text:style-name="P30"><text:span text:style-name="T6"/></text:p>
      <text:p text:style-name="P30"><text:span text:style-name="T6"><text:tab/>Assim como o comando kill, se não for especificado o tipo do sinal é enviado o sinal padrão: SIGTERM (15). Para mudar o sinal deixe explicita a codificação ou o nome.</text:span></text:p>
      <text:p text:style-name="P30"><text:span text:style-name="T6"/></text:p>
      <text:p text:style-name="P30"><text:span text:style-name="T6"><text:tab/>$ killall -9 nome_do_processo</text:span></text:p>
      <text:p text:style-name="P30"><text:span text:style-name="T6"/></text:p>
      <text:p text:style-name="P30"><text:span text:style-name="T6"/></text:p>
      <text:p text:style-name="P31">Definindo prioridade sobre processos:</text:p>
      <text:p text:style-name="P31"/>
      <text:p text:style-name="P24"><text:tab/>Quando o kernel do sistema vai decidir quais processos terão acesso a CPU, uma das coisas levadas em consideração é o chamado valor de <text:span text:style-name="T14">nice</text:span> do processo. Cada processo em execução no sistema tem um valor de nice entre -20 e 19. Por padrão, o valor de nice é configurado como 0.</text:p>
      <text:p text:style-name="P24"/>
      <text:p text:style-name="P24"><text:tab/>Quando menor o valor de nice associado a um processo mais acesso a CPU ele terá. Um processo com valor de nice igual a -20 recebe muito mais processamento do que outro processo com valor de nice 19.</text:p>
      <text:p text:style-name="P24"/>
      <text:p text:style-name="P24"><text:tab/>Um usuário comum só possui permissão de definir valore de nice entra 0 e 19. Valores negativos que provem mais acesso a CPU só podem ser designados por um superusuário. Usuário comum também só pode alterar a prioridade de um processo se for colocar menos acesso do mesmo <text:soft-page-break/>para a CPU, ou seja, se um processo tem valor <text:span text:style-name="T29">de nice 8 um usuário comum só pode aumentar esse valor (diminuindo assim a prioridade do processo.)</text:span></text:p>
      <text:p text:style-name="P24"/>
      <text:p text:style-name="P24"><text:tab/><text:span text:style-name="T29">Usuário comum só pode alterar prioridades de processos em que possui autoria, ou seja, iniciados por ele.</text:span></text:p>
      <text:p text:style-name="P24"/>
      <text:p text:style-name="P22">Nice:</text:p>
      <text:p text:style-name="P22"/>
      <text:p text:style-name="P22"><text:tab/><text:span text:style-name="T1">O comando nice é usado para definir a prioridade de um comando/processo que será executado.</text:span></text:p>
      <text:p text:style-name="P22"><text:span text:style-name="T1"/></text:p>
      <text:p text:style-name="P22"><text:span text:style-name="T1"><text:tab/># nice +5 nome_do_comando &amp;</text:span></text:p>
      <text:p text:style-name="P22"><text:span text:style-name="T1"/></text:p>
      <text:p text:style-name="P22"><text:span text:style-name="T1"><text:tab/>O exemplo acima mostra a execução do comando nome_do_comando em segundo plano, com valor de nice inicial de 5.</text:span></text:p>
      <text:p text:style-name="P22"><text:span text:style-name="T1"/></text:p>
      <text:p text:style-name="P22">Renice:</text:p>
      <text:p text:style-name="P22"/>
      <text:p text:style-name="P22"><text:tab/><text:span text:style-name="T1">O comando renice é usado para redefinir a prioridade de processos em execução (rodando ou pausados) no sistema. Para sua utilização basta saber a identificação do processo (PID) e escolher o novo de valor de nice que será atribuido.</text:span></text:p>
      <text:p text:style-name="P22"><text:span text:style-name="T1"/></text:p>
      <text:p text:style-name="P22"><text:span text:style-name="T1"><text:tab/># renice -n -5 1234</text:span></text:p>
      <text:p text:style-name="P22"><text:span text:style-name="T1"/></text:p>
      <text:p text:style-name="P22"><text:span text:style-name="T1"><text:tab/>O exmeplo acima mostra a redefinição da prioridade do processo identificado por 1234, colocando o valor de nice desse processo como -5.</text:span></text:p>
      <text:p text:style-name="P22"><text:span text:style-name="T1"/></text:p>
      <text:p text:style-name="P22"><text:span text:style-name="T1"/></text:p>
      <text:p text:style-name="P32">Gerenciamento de processos em segundo plano:</text:p>
      <text:p text:style-name="P32"/>
      <text:p text:style-name="P25"><text:tab/><text:span text:style-name="T30">Se estiver usando o Linux por uma interface simples (interface gráfica desativiada), o shell pode ser tudo que estará a sua disposição. Talvez você queira executar vários processos (instâncias de um programa em execução) porém com uma interface de shell não existe uma maneira simples como em uma interface gráfica, para isso se torna necessário saber como gerenciar processos em segundo plano.</text:span></text:p>
      <text:p text:style-name="P25"/>
      <text:p text:style-name="P25"><text:soft-page-break/><text:tab/><text:span text:style-name="T31">Como falamos na primeira aula, para inicar um comando em segundo plano basta colocar no final o (&amp;). Quando executamos um comando em segundo plano observaremos o seguinte:</text:span></text:p>
      <text:p text:style-name="P25"/>
      <text:p text:style-name="P25"><text:tab/><text:span text:style-name="T31">$ vi </text:span><text:span text:style-name="T32">/etc /hostname &amp;</text:span></text:p>
      <text:p text:style-name="P25"><text:span text:style-name="T32"><text:tab/>[3] 1234</text:span></text:p>
      <text:p text:style-name="P25"><text:span text:style-name="T32"/></text:p>
      <text:p text:style-name="P25"><text:span text:style-name="T32"><text:tab/></text:span><text:span text:style-name="T34">Podemos notar que na saída do comando foram evidenciados dois valores, um entre colchetes e o outro logo em seguida.</text:span></text:p>
      <text:p text:style-name="P25"><text:span text:style-name="T34"/></text:p>
      <text:p text:style-name="P25"><text:span text:style-name="T34"><text:tab/>O valor entre colchetes representa o número da tarefa associada ao comando. Tarefas podem ser listadas executando o comando jobs. O segundo número representa simplesmente o número associado ao processo desse comando.</text:span></text:p>
      <text:p text:style-name="P25"><text:span text:style-name="T34"/></text:p>
      <text:p text:style-name="P25"><text:span text:style-name="T34"><text:tab/>$ jobs</text:span></text:p>
      <text:p text:style-name="P25"><text:span text:style-name="T34"><text:tab/></text:span><text:span text:style-name="T35">[1]+ <text:s/>Stopped <text:s/>vi /etc /hostname</text:span></text:p>
      <text:p text:style-name="P25"><text:span text:style-name="T35"/></text:p>
      <text:p text:style-name="P25"><text:span text:style-name="T35"><text:tab/>O sinal (+) do lado do número associado a tarefa indica que esse processo foi o mais recentemente colocado em segundo plano. No caso de existirem mais tarefas listadas pelo comando, pode haver um símbolo (-) que indica que o processo marcado por ele foi o penúltimo a ser colocado em segundo plano.</text:span></text:p>
      <text:p text:style-name="P25"><text:span text:style-name="T35"><text:tab/></text:span></text:p>
      <text:p text:style-name="P23"><text:span text:style-name="T33">Trazendo tarefas para o primeiro plano:</text:span></text:p>
      <text:p text:style-name="P23"><text:span text:style-name="T33"/></text:p>
      <text:p text:style-name="P23"><text:span text:style-name="T33"><text:tab/></text:span><text:span text:style-name="T36">Como mostramos acima com o comando jobs, existe um número associado a um comando rodando em segundo plano <text:s/>[n], com esse número n somos capazes de pegar essa tarefa em segundo plano e retornar ela para o primeiro plano, usando o comando </text:span><text:span text:style-name="T33">fg</text:span><text:span text:style-name="T36">.</text:span></text:p>
      <text:p text:style-name="P23"><text:span text:style-name="T36"/></text:p>
      <text:p text:style-name="P23"><text:span text:style-name="T36"><text:tab/>No exemplo da seção anterior:</text:span></text:p>
      <text:p text:style-name="P23"><text:span text:style-name="T36"/></text:p>
      <text:p text:style-name="P23"><text:span text:style-name="T36"><text:tab/>$ jobs</text:span></text:p>
      <text:p text:style-name="P23"><text:span text:style-name="T36"><text:tab/>[1] 1234 <text:tab/>Stopped <text:tab/>vi /etc /hostname </text:span></text:p>
      <text:p text:style-name="P23"><text:span text:style-name="T36"/></text:p>
      <text:p text:style-name="P23"><text:span text:style-name="T36"><text:tab/>Com o número da tarefa podemos trazer o editor para o primeiro plano:</text:span></text:p>
      <text:p text:style-name="P23"><text:span text:style-name="T36"><text:tab/>$ fg %1</text:span></text:p>
      <text:p text:style-name="P23"><text:soft-page-break/><text:span text:style-name="T36"/></text:p>
      <text:p text:style-name="P23"><text:span text:style-name="T33">Reinicializando comandos em segundo plano:</text:span></text:p>
      <text:p text:style-name="P23"><text:span text:style-name="T33"/></text:p>
      <text:p text:style-name="P23"><text:span text:style-name="T33"><text:tab/></text:span><text:span text:style-name="T36">Se um comando estiver parado, você pode iniciá-lo novamente para rodar em segundo plano usando o comando </text:span><text:span text:style-name="T33">bg</text:span><text:span text:style-name="T36">. </text:span></text:p>
      <text:p text:style-name="P23"><text:span text:style-name="T36"/></text:p>
      <text:p text:style-name="P23"><text:span text:style-name="T36"><text:tab/>Usando também o número da tarefa podemos executar um programa parado em segundo plano:</text:span></text:p>
      <text:p text:style-name="P23"><text:span text:style-name="T36"/></text:p>
      <text:p text:style-name="P23"><text:span text:style-name="T36"><text:tab/>$ bg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7:23:28.776000000</meta:creation-date>
    <dc:date>2018-03-08T21:49:29.275000000</dc:date>
    <meta:editing-duration>PT1H12M54S</meta:editing-duration>
    <meta:editing-cycles>15</meta:editing-cycles>
    <meta:generator>LibreOffice/5.4.1.2$Windows_x86 LibreOffice_project/ea7cb86e6eeb2bf3a5af73a8f7777ac570321527</meta:generator>
    <meta:document-statistic meta:table-count="0" meta:image-count="0" meta:object-count="0" meta:page-count="10" meta:paragraph-count="118" meta:word-count="2022" meta:character-count="12407" meta:non-whitespace-character-count="10332"/>
  </office:meta>
</office:document-meta>
</file>